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dium_straigh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77.74" calcext:value-type="float">
            <text:p>-77.74</text:p>
          </table:table-cell>
          <table:table-cell office:value-type="float" office:value="-85.88" calcext:value-type="float">
            <text:p>-85.88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7.74" calcext:value-type="float">
            <text:p>-77.74</text:p>
          </table:table-cell>
          <table:table-cell office:value-type="float" office:value="-85.88" calcext:value-type="float">
            <text:p>-85.88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7.0688" calcext:value-type="float">
            <text:p>-77.0688</text:p>
          </table:table-cell>
          <table:table-cell office:value-type="float" office:value="-85.2362" calcext:value-type="float">
            <text:p>-85.2362</text:p>
          </table:table-cell>
          <table:table-cell office:value-type="float" office:value="-1.5502" calcext:value-type="float">
            <text:p>-1.5502</text:p>
          </table:table-cell>
        </table:table-row>
        <table:table-row table:style-name="ro1">
          <table:table-cell office:value-type="float" office:value="-77.79" calcext:value-type="float">
            <text:p>-77.79</text:p>
          </table:table-cell>
          <table:table-cell office:value-type="float" office:value="-85.92" calcext:value-type="float">
            <text:p>-85.92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9.2668" calcext:value-type="float">
            <text:p>-79.2668</text:p>
          </table:table-cell>
          <table:table-cell office:value-type="float" office:value="-87.1436" calcext:value-type="float">
            <text:p>-87.1436</text:p>
          </table:table-cell>
          <table:table-cell office:value-type="float" office:value="-1.702" calcext:value-type="float">
            <text:p>-1.702</text:p>
          </table:table-cell>
        </table:table-row>
        <table:table-row table:style-name="ro1">
          <table:table-cell office:value-type="float" office:value="-77.84" calcext:value-type="float">
            <text:p>-77.84</text:p>
          </table:table-cell>
          <table:table-cell office:value-type="float" office:value="-85.78" calcext:value-type="float">
            <text:p>-85.78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7.54" calcext:value-type="float">
            <text:p>-77.54</text:p>
          </table:table-cell>
          <table:table-cell office:value-type="float" office:value="-85.82" calcext:value-type="float">
            <text:p>-85.82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-77.74" calcext:value-type="float">
            <text:p>-77.74</text:p>
          </table:table-cell>
          <table:table-cell office:value-type="float" office:value="-85.88" calcext:value-type="float">
            <text:p>-85.88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7.6342" calcext:value-type="float">
            <text:p>-77.6342</text:p>
          </table:table-cell>
          <table:table-cell office:value-type="float" office:value="-85.6232" calcext:value-type="float">
            <text:p>-85.6232</text:p>
          </table:table-cell>
          <table:table-cell office:value-type="float" office:value="-2.0106" calcext:value-type="float">
            <text:p>-2.0106</text:p>
          </table:table-cell>
        </table:table-row>
        <table:table-row table:style-name="ro1">
          <table:table-cell office:value-type="float" office:value="-78.2904" calcext:value-type="float">
            <text:p>-78.2904</text:p>
          </table:table-cell>
          <table:table-cell office:value-type="float" office:value="-86.4148" calcext:value-type="float">
            <text:p>-86.4148</text:p>
          </table:table-cell>
          <table:table-cell office:value-type="float" office:value="-1.5444" calcext:value-type="float">
            <text:p>-1.5444</text:p>
          </table:table-cell>
        </table:table-row>
        <table:table-row table:style-name="ro1">
          <table:table-cell office:value-type="float" office:value="-77.2472" calcext:value-type="float">
            <text:p>-77.2472</text:p>
          </table:table-cell>
          <table:table-cell office:value-type="float" office:value="-85.532" calcext:value-type="float">
            <text:p>-85.532</text:p>
          </table:table-cell>
          <table:table-cell office:value-type="float" office:value="-1.5156" calcext:value-type="float">
            <text:p>-1.5156</text:p>
          </table:table-cell>
        </table:table-row>
        <table:table-row table:style-name="ro1">
          <table:table-cell office:value-type="float" office:value="-77.84" calcext:value-type="float">
            <text:p>-77.84</text:p>
          </table:table-cell>
          <table:table-cell office:value-type="float" office:value="-85.85" calcext:value-type="float">
            <text:p>-85.85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-77.84" calcext:value-type="float">
            <text:p>-77.84</text:p>
          </table:table-cell>
          <table:table-cell office:value-type="float" office:value="-85.78" calcext:value-type="float">
            <text:p>-85.78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7.63" calcext:value-type="float">
            <text:p>-77.63</text:p>
          </table:table-cell>
          <table:table-cell office:value-type="float" office:value="-85.62" calcext:value-type="float">
            <text:p>-85.62</text:p>
          </table:table-cell>
          <table:table-cell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-77.8808" calcext:value-type="float">
            <text:p>-77.8808</text:p>
          </table:table-cell>
          <table:table-cell office:value-type="float" office:value="-85.9172" calcext:value-type="float">
            <text:p>-85.9172</text:p>
          </table:table-cell>
          <table:table-cell office:value-type="float" office:value="-1.9196" calcext:value-type="float">
            <text:p>-1.9196</text:p>
          </table:table-cell>
        </table:table-row>
        <table:table-row table:style-name="ro1">
          <table:table-cell office:value-type="float" office:value="-78.936" calcext:value-type="float">
            <text:p>-78.936</text:p>
          </table:table-cell>
          <table:table-cell office:value-type="float" office:value="-86.8296" calcext:value-type="float">
            <text:p>-86.8296</text:p>
          </table:table-cell>
          <table:table-cell office:value-type="float" office:value="-1.6108" calcext:value-type="float">
            <text:p>-1.6108</text:p>
          </table:table-cell>
        </table:table-row>
        <table:table-row table:style-name="ro1">
          <table:table-cell office:value-type="float" office:value="-77.74" calcext:value-type="float">
            <text:p>-77.74</text:p>
          </table:table-cell>
          <table:table-cell office:value-type="float" office:value="-85.88" calcext:value-type="float">
            <text:p>-85.88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8.2444" calcext:value-type="float">
            <text:p>-78.2444</text:p>
          </table:table-cell>
          <table:table-cell office:value-type="float" office:value="-86.22" calcext:value-type="float">
            <text:p>-86.22</text:p>
          </table:table-cell>
          <table:table-cell office:value-type="float" office:value="-1.5572" calcext:value-type="float">
            <text:p>-1.5572</text:p>
          </table:table-cell>
        </table:table-row>
        <table:table-row table:style-name="ro1">
          <table:table-cell office:value-type="float" office:value="-78.2432" calcext:value-type="float">
            <text:p>-78.2432</text:p>
          </table:table-cell>
          <table:table-cell office:value-type="float" office:value="-86.16" calcext:value-type="float">
            <text:p>-86.16</text:p>
          </table:table-cell>
          <table:table-cell office:value-type="float" office:value="-1.6512" calcext:value-type="float">
            <text:p>-1.6512</text:p>
          </table:table-cell>
        </table:table-row>
        <table:table-row table:style-name="ro1">
          <table:table-cell office:value-type="float" office:value="-77.9" calcext:value-type="float">
            <text:p>-77.9</text:p>
          </table:table-cell>
          <table:table-cell office:value-type="float" office:value="-85.84" calcext:value-type="float">
            <text:p>-85.84</text:p>
          </table:table-cell>
          <table:table-cell office:value-type="float" office:value="-1.55" calcext:value-type="float">
            <text:p>-1.55</text:p>
          </table:table-cell>
        </table:table-row>
        <calcext:conditional-formats>
          <calcext:conditional-format calcext:target-range-address="medium_straight.A2:medium_straigh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dium_straight.B2:medium_straigh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dium_straight.C2:medium_straigh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09:30:05.544343689</dc:date>
    <meta:editing-duration>PT10H8M38S</meta:editing-duration>
    <meta:editing-cycles>1</meta:editing-cycles>
    <meta:document-statistic meta:table-count="1" meta:cell-count="63" meta:object-count="0"/>
    <meta:generator>LibreOffice/6.0.4.2$Linux_X86_64 LibreOffice_project/00m0$Build-2</meta:generator>
  </office:meta>
</office:document-meta>
</file>